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Lucida Sans Unicode', 'Microsoft Sans Serif', 'Segoe UI Symbol', STIXGeneral, 'Cambria Math', 'Arial Unicode MS', sans-serif"/>
    <style:font-face style:name="Lora" svg:font-family="Lora, Palatino, Times, 'Times New Roman', serif"/>
    <style:font-face style:name="Nano" svg:font-family="Nano"/>
    <style:font-face style:name="arial" svg:font-family="arial, helvetica, clean,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222222" style:font-name="Lora" fo:font-size="11pt" fo:letter-spacing="normal" fo:font-style="normal" fo:font-weight="bold" officeooo:rsid="00035925" officeooo:paragraph-rsid="00035925" style:font-size-asian="11pt" style:font-weight-asian="bold" style:font-size-complex="11pt" style:font-weight-complex="bold"/>
    </style:style>
    <style:style style:name="P2" style:family="paragraph" style:parent-style-name="Text_20_body">
      <style:paragraph-properties fo:margin-top="0cm" fo:margin-bottom="0cm" loext:contextual-spacing="false" fo:line-height="100%"/>
      <style:text-properties fo:font-variant="normal" fo:text-transform="none" fo:color="#222222" style:font-name="Nano" fo:font-size="11pt" fo:letter-spacing="normal" fo:font-style="normal" fo:font-weight="bold" officeooo:rsid="0007f9ed" officeooo:paragraph-rsid="0007f9ed" style:font-size-asian="11pt" style:font-weight-asian="bold" style:font-size-complex="11pt" style:font-weight-complex="bold"/>
    </style:style>
    <style:style style:name="P3" style:family="paragraph" style:parent-style-name="Text_20_body">
      <style:paragraph-properties fo:margin-top="0cm" fo:margin-bottom="0cm" loext:contextual-spacing="false" fo:line-height="100%"/>
      <style:text-properties fo:font-variant="normal" fo:text-transform="none" fo:color="#222222" style:font-name="Lora" fo:font-size="10pt" fo:letter-spacing="normal" fo:font-style="normal" fo:font-weight="normal" officeooo:rsid="0007f9ed" officeooo:paragraph-rsid="0007f9ed" style:font-size-asian="10pt" style:font-weight-asian="normal" style:font-size-complex="10pt" style:font-weight-complex="normal"/>
    </style:style>
    <style:style style:name="P4" style:family="paragraph" style:parent-style-name="Text_20_body">
      <style:paragraph-properties fo:margin-top="0cm" fo:margin-bottom="0cm" loext:contextual-spacing="false" fo:line-height="100%"/>
      <style:text-properties fo:font-variant="normal" fo:text-transform="none" fo:color="#222222" style:font-name="Lora" fo:font-size="10pt" fo:letter-spacing="normal" fo:font-style="normal" fo:font-weight="normal" officeooo:rsid="000833fb" officeooo:paragraph-rsid="0009365b" style:font-size-asian="10pt" style:font-weight-asian="normal" style:font-size-complex="10pt" style:font-weight-complex="normal"/>
    </style:style>
    <style:style style:name="P5" style:family="paragraph" style:parent-style-name="Text_20_body">
      <style:paragraph-properties fo:margin-top="0cm" fo:margin-bottom="0cm" loext:contextual-spacing="false" fo:line-height="100%"/>
      <style:text-properties fo:font-variant="normal" fo:text-transform="none" fo:color="#222222" style:font-name="Lora" fo:font-size="10pt" fo:letter-spacing="normal" fo:font-style="normal" fo:font-weight="normal" officeooo:rsid="000d1cb2" officeooo:paragraph-rsid="000d1cb2" style:font-size-asian="10pt" style:font-weight-asian="normal" style:font-size-complex="10pt" style:font-weight-complex="normal"/>
    </style:style>
    <style:style style:name="P6" style:family="paragraph" style:parent-style-name="Text_20_body">
      <style:paragraph-properties fo:margin-top="0cm" fo:margin-bottom="0cm" loext:contextual-spacing="false" fo:line-height="100%"/>
      <style:text-properties fo:font-variant="normal" fo:text-transform="none" fo:color="#222222" style:font-name="Lora" fo:font-size="10pt" fo:letter-spacing="normal" fo:font-style="normal" fo:font-weight="normal" officeooo:rsid="00107acd" officeooo:paragraph-rsid="00107acd" style:font-size-asian="10pt" style:font-weight-asian="normal" style:font-size-complex="10pt" style:font-weight-complex="normal"/>
    </style:style>
    <style:style style:name="P7" style:family="paragraph" style:parent-style-name="Text_20_body">
      <style:paragraph-properties fo:margin-top="0cm" fo:margin-bottom="0cm" loext:contextual-spacing="false" fo:line-height="100%"/>
      <style:text-properties fo:font-variant="normal" fo:text-transform="none" fo:color="#222222" style:font-name="Lora" fo:font-size="10pt" fo:letter-spacing="normal" fo:font-style="normal" fo:font-weight="bold" officeooo:rsid="000b236a" officeooo:paragraph-rsid="000b236a" style:font-size-asian="10pt" style:font-weight-asian="bold" style:font-size-complex="10pt" style:font-weight-complex="bold"/>
    </style:style>
    <style:style style:name="P8" style:family="paragraph" style:parent-style-name="Heading_20_1">
      <style:paragraph-properties fo:margin-top="0cm" fo:margin-bottom="0cm" loext:contextual-spacing="false" fo:line-height="100%"/>
      <style:text-properties fo:font-variant="normal" fo:text-transform="none" fo:color="#000000" style:font-name="arial" fo:font-size="10pt" fo:letter-spacing="normal" fo:font-style="normal" fo:font-weight="bold" officeooo:rsid="000d1cb2" officeooo:paragraph-rsid="000d1cb2" style:font-size-asian="10pt" style:font-weight-asian="normal" style:font-size-complex="10pt" style:font-weight-complex="normal"/>
    </style:style>
    <style:style style:name="P9" style:family="paragraph" style:parent-style-name="Preformatted_20_Text">
      <style:text-properties officeooo:rsid="00009cf2" officeooo:paragraph-rsid="00009cf2"/>
    </style:style>
    <style:style style:name="P10" style:family="paragraph" style:parent-style-name="Preformatted_20_Text">
      <style:text-properties fo:font-weight="bold" officeooo:rsid="00009cf2" officeooo:paragraph-rsid="00009cf2" style:font-weight-asian="bold" style:font-weight-complex="bold"/>
    </style:style>
    <style:style style:name="P11" style:family="paragraph" style:parent-style-name="Preformatted_20_Text">
      <style:text-properties fo:font-weight="bold" officeooo:rsid="00009cf2" officeooo:paragraph-rsid="00021aa3" style:font-weight-asian="bold" style:font-weight-complex="bold"/>
    </style:style>
    <style:style style:name="P12" style:family="paragraph" style:parent-style-name="Preformatted_20_Text">
      <style:text-properties officeooo:rsid="0000a5da" officeooo:paragraph-rsid="0000a5da"/>
    </style:style>
    <style:style style:name="P13" style:family="paragraph" style:parent-style-name="Preformatted_20_Text">
      <style:text-properties officeooo:rsid="00035925" officeooo:paragraph-rsid="00035925"/>
    </style:style>
    <style:style style:name="P14" style:family="paragraph" style:parent-style-name="Preformatted_20_Text">
      <style:text-properties officeooo:rsid="0005c571" officeooo:paragraph-rsid="0005c571"/>
    </style:style>
    <style:style style:name="P15" style:family="paragraph" style:parent-style-name="Preformatted_20_Text">
      <style:text-properties fo:font-weight="normal" officeooo:rsid="001232b4" officeooo:paragraph-rsid="001232b4" style:font-weight-asian="normal" style:font-weight-complex="normal"/>
    </style:style>
    <style:style style:name="P16" style:family="paragraph" style:parent-style-name="Preformatted_20_Text">
      <style:text-properties fo:font-weight="normal" officeooo:rsid="0013c6e1" officeooo:paragraph-rsid="0013c6e1" style:font-weight-asian="normal" style:font-weight-complex="normal"/>
    </style:style>
    <style:style style:name="P17" style:family="paragraph" style:parent-style-name="Preformatted_20_Text">
      <style:text-properties fo:font-weight="normal" officeooo:rsid="00142c0f" officeooo:paragraph-rsid="00142c0f" style:font-weight-asian="normal" style:font-weight-complex="normal"/>
    </style:style>
    <style:style style:name="P18" style:family="paragraph" style:parent-style-name="Preformatted_20_Text">
      <style:paragraph-properties fo:break-before="page"/>
      <style:text-properties officeooo:rsid="00009cf2" officeooo:paragraph-rsid="00009cf2"/>
    </style:style>
    <style:style style:name="P19" style:family="paragraph" style:parent-style-name="Preformatted_20_Text">
      <style:paragraph-properties fo:break-before="page"/>
      <style:text-properties fo:font-size="13pt" officeooo:rsid="00009cf2" officeooo:paragraph-rsid="00009cf2" style:font-size-asian="13pt" style:font-size-complex="13pt"/>
    </style:style>
    <style:style style:name="P20" style:family="paragraph" style:parent-style-name="Preformatted_20_Text">
      <style:paragraph-properties fo:break-before="page"/>
      <style:text-properties officeooo:rsid="0000a5da" officeooo:paragraph-rsid="0000a5da"/>
    </style:style>
    <style:style style:name="P21" style:family="paragraph" style:parent-style-name="Heading_20_1">
      <style:text-properties fo:font-variant="normal" fo:text-transform="none" fo:color="#222222" style:font-name="Lora" fo:font-size="11pt" fo:letter-spacing="normal" fo:font-style="normal" fo:font-weight="bold" officeooo:rsid="00035925" officeooo:paragraph-rsid="00035925" style:font-size-asian="11pt" style:font-weight-asian="bold" style:font-size-complex="11pt" style:font-weight-complex="bold"/>
    </style:style>
    <style:style style:name="P22" style:family="paragraph" style:parent-style-name="Preformatted_20_Text">
      <style:text-properties fo:font-weight="bold" officeooo:rsid="00009cf2" officeooo:paragraph-rsid="00009cf2" style:font-weight-asian="bold" style:font-weight-complex="bold"/>
    </style:style>
    <style:style style:name="P23" style:family="paragraph" style:parent-style-name="Preformatted_20_Text">
      <style:text-properties fo:font-weight="bold" officeooo:rsid="001232b4" officeooo:paragraph-rsid="001232b4" style:font-weight-asian="bold" style:font-weight-complex="bold"/>
    </style:style>
    <style:style style:name="P24" style:family="paragraph" style:parent-style-name="Preformatted_20_Text">
      <style:text-properties officeooo:rsid="00009cf2" officeooo:paragraph-rsid="00009c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Les graphe permettent de présenter des données sous une forme facilement analysable. </text:p>
      <text:p text:style-name="P9"/>
      <text:p text:style-name="P9">Selon les données,les nœuds mais aussi les liens du graphe peuvent encoder des informations en utilisant plusieurs dimensions (couleur, size...).</text:p>
      <text:p text:style-name="P9"/>
      <text:p text:style-name="P9">De nombreux attribut sont facilement expressif au travers de la motion cette dernière se conjuguant bien à l’analyse de graphe car étant pré-attentive.</text:p>
      <text:p text:style-name="P9"/>
      <text:p text:style-name="P9">Des calculs ont été effectués afin de fournir un set de vitesse dans lesquelles chaque valeur est perceptuellement distinguable des autres </text:p>
      <text:p text:style-name="P9"/>
      <text:p text:style-name="P9">Cependant un graphe croise souvent plusieurs dimension de représentation afin d’augmenter son potentielle d’expressivité et ainsi il est important de s’intéresser à l’influence du croisement entre la perception de la vitesse et ces autres dimensions, la perception humaine de la motion étant sensible à de nombreux paramètre. <text:s/></text:p>
      <text:p text:style-name="P9"/>
      <text:p text:style-name="P9">Comment la luminance/teinte/contraste/fréquence_spatial influence la perception de la vitesse dans un environnement bruité (graphe).</text:p>
      <text:p text:style-name="P9"/>
      <text:p text:style-name="P9"/>
      <text:p text:style-name="P9">graphe avec plusieurs flux de particules =&gt; contexte</text:p>
      <text:p text:style-name="P9"><text:tab/>on perçoit la vitesse d’un flux par rapport à celle des autres. (on ne dit <text:tab/>pas ces flux ont vitesse de 20px/s, on dit ces flux sont les plus lents du <text:tab/>graphe) </text:p>
      <text:p text:style-name="P9"/>
      <text:p text:style-name="P9">problème :</text:p>
      <text:p text:style-name="P9"/>
      <text:p text:style-name="P9">la présence de différente teinte/luminance sur des flux de même vitesse trouble la bonne perception de ces vitesses.</text:p>
      <text:p text:style-name="P9"><text:tab/></text:p>
      <text:p text:style-name="P9">La présence de distracteurs (flux avec d’autre vitesse/teintes/luminance) dans un graphe trouble la bonne perception de ces vitesses.</text:p>
      <text:p text:style-name="P9"><text:tab/></text:p>
      <text:p text:style-name="P9"><text:tab/><text:tab/>=&gt;pouvoir grouper efficacement les flux de même vitesse entre eux.</text:p>
      <text:p text:style-name="P9"/>
      <text:p text:style-name="P9">Le contraste influence la bonne perception de la couleur, une même couleur A entouré de noir ou de blanc paraîtra différente.</text:p>
      <text:p text:style-name="P9"/>
      <text:p text:style-name="P9"/>
      <text:p text:style-name="P9">Comparaison de deux flux de particules :</text:p>
      <text:p text:style-name="P9"/>
      <text:p text:style-name="P9"><text:tab/>Modifier la vitesse d’un flux A pour matcher un flux B</text:p>
      <text:p text:style-name="P9"/>
      <text:p text:style-name="P9"/>
      <text:p text:style-name="P9"/>
      <text:p text:style-name="P18">varier la vitesse:</text:p>
      <text:p text:style-name="P9"/>
      <text:p text:style-name="P9">vitesse basse</text:p>
      <text:p text:style-name="P9">vitesse haute</text:p>
      <text:p text:style-name="P9"/>
      <text:p text:style-name="P9">PAPER :</text:p>
      <text:p text:style-name="P9"/>
      <text:p text:style-name="P9">Aubert-Fleischl phenomenon</text:p>
      <text:p text:style-name="P9">This refers to the phenomenon that the subjectively perceived velocity of a stimulus is less when the stimulus is pursued with the eyes, than when it moves across stationary eyes with the same physical velocity</text:p>
      <text:p text:style-name="P9"/>
      <text:p text:style-name="P12"/>
      <text:p text:style-name="P20">varier la color/luminance :</text:p>
      <text:p text:style-name="P12"/>
      <text:p text:style-name="P11">Misperceptions of speed for chromatic and luminance grating stimuli</text:p>
      <text:p text:style-name="P12">The key point to note from these data is that it is only at relatively slow speeds where the differences between colour and luminance are observed. As all of the studies demonstrate, at faster rates the contrast dependencies for colour and luminance become much more similar.</text:p>
      <text:p text:style-name="P12"/>
      <text:p text:style-name="P13">Several studies have shown that the motion of coloured stimuli may be perceived differently to that of luminance stimuli. In particular, isoluminant chromatic motion is reported as being slower than luminance motion presented at the same rate with equivalent contrast</text:p>
      <text:p text:style-name="P13"/>
      <text:h text:style-name="P21" text:outline-level="1">Contrast dependence of colour and luminance motion mechanisms in human vision</text:h>
      <text:p text:style-name="P1"/>
      <text:p text:style-name="P2">Perceived Velocity of Luminance, Chromatic and Non-Fourier Stimuli: Influence of Contrast and Temporal Frequency</text:p>
      <text:p text:style-name="P3">The slope of this perceived velocity-vs-contrast line (velocity gain) was relaltively shallow for luminance gratings and luminance plaids, but was steep for isoluminant gratings and isoluminant plaids, as well as for drift-balanced stimuli.</text:p>
      <text:p text:style-name="P3"/>
      <text:p text:style-name="P3"/>
      <text:p text:style-name="P7">The influence of color on the perception of luminance motion</text:p>
      <text:p text:style-name="P4">contrast threshold for perceiving the direction of motion of luminance-varying patterns is greatly elevated when the mean chromaticity of the moving luminance pattern alternates between two hues. Thus, color plays a critical role in the discrimination of luminance motion direction. </text:p>
      <text:p text:style-name="P4"/>
      <text:p text:style-name="P4">The magnitude of the threshold elevation is directly related to the magnitude of the LM opponent color contrast produced by the color alternation. Our results indicate that first-order luminance motion mechanisms are sensitive to the color of moving objects as coded by a differencing of the outputs of L and M cones.</text:p>
      <text:p text:style-name="P4"/>
      <text:p text:style-name="P5">isoluminant patterns in which hue varies while luminance remains constant. With such a pattern, the perception of motion can be significantly degraded (Cavanagh, Tyler, &amp; Favreau, 1984; Mullen &amp; Boulton, 1992; Ramachandran &amp; Gregory, 1978; Teller &amp; Lindsey, 1993),</text:p>
      <text:p text:style-name="P5"/>
      <text:h text:style-name="P8" text:outline-level="1">Perceived velocity of moving chromatic gratings.</text:h>
      <text:p text:style-name="P5"/>
      <text:p text:style-name="P5"/>
      <text:p text:style-name="P6">drifting isoluminant chromatic grating stimulates both postreceptoral chromatic mechanisms, only the L # M input is used to determine perceived speed.</text:p>
      <text:p text:style-name="P13"/>
      <text:p text:style-name="P9"/>
      <text:p text:style-name="P9"/>
      <text:p text:style-name="P18">varier le contraste :</text:p>
      <text:p text:style-name="P9"/>
      <text:p text:style-name="P9">I) cas simple achromatique :</text:p>
      <text:p text:style-name="P9"/>
      <text:p text:style-name="P9"><text:tab/>A<text:tab/><text:tab/><text:tab/><text:tab/>B<text:tab/><text:tab/><text:tab/><text:tab/>C<text:tab/><text:tab/><text:tab/><text:tab/>D</text:p>
      <text:p text:style-name="P9"/>
      <text:p text:style-name="P9"/>
      <text:p text:style-name="P9"/>
      <text:p text:style-name="P9"/>
      <text:p text:style-name="P9"/>
      <text:p text:style-name="P9"/>
      <text:p text:style-name="P9"/>
      <text:p text:style-name="P9"/>
      <text:p text:style-name="P9">PAPER</text:p>
      <text:p text:style-name="P9"/>
      <text:p text:style-name="P10">Human speed perception is contrast dependent</text:p>
      <text:p text:style-name="P9">https://doi.org/10.1016/0042-6989(92)90209-2</text:p>
      <text:p text:style-name="P9">When two parallel gratings moving at the same speed are presented simultaneously, the lower-contrast grating appears slower</text:p>
      <text:p text:style-name="P9">Although spatial frequency has little effect, relative orientation is important.</text:p>
      <text:p text:style-name="P9">The misperception of relative speed appears lessened when the stimuli to be matched are presented sequentially</text:p>
      <text:p text:style-name="P9"/>
      <text:p text:style-name="P10">Contrast dependency and prior expectations in human speed perception</text:p>
      <text:p text:style-name="P9">https://doi.org/10.1016/j.visres.2014.01.012</text:p>
      <text:p text:style-name="P9">Perceived speed increases with visual contrast. low contrasts (3–15%), we found that the Thompson effect was attenuated at high speeds: at 8 and 12 deg/s, perceived speed increased less with contrast than at 1 and 4 deg/s; however, at higher contrasts (15–95%)</text:p>
      <text:p text:style-name="P9"/>
      <text:p text:style-name="P9"/>
      <text:p text:style-name="P10">Changing expectations about speed alters perceived motion direction</text:p>
      <text:p text:style-name="P9">https://doi.org/10.1016/j.cub.2011.09.013</text:p>
      <text:p text:style-name="P9"/>
      <text:p text:style-name="P10">Explaining brightness illusions using spatial filtering and</text:p>
      <text:p text:style-name="P10">local response normalization</text:p>
      <text:p text:style-name="P9"/>
      <text:p text:style-name="P10">Misperceptions of speed for chromatic and luminance grating stimuli</text:p>
      <text:p text:style-name="P9">Apparent speed with contrast is very much speed dependent. Slowly moving stimuli (&lt;4 deg/s)with low contrast stimuli being perceived as moving more slowly than their counterparts at high contrast. </text:p>
      <text:p text:style-name="P9"/>
      <text:p text:style-name="P9">At faster rates (4–8 deg/s) speed perception is to a large extent contrast invariant.</text:p>
      <text:p text:style-name="P9"/>
      <text:p text:style-name="P9">Whilst at faster rates still (&gt;10 deg/s) low contrast stimuli that appear to move faster than high contrast stimuli (Thompson et al., 2006). Therefore, in the light of these find</text:p>
      <text:p text:style-name="P9"/>
      <text:p text:style-name="P9"/>
      <text:p text:style-name="P10">The Effect of Contrast upon Perceived Speed: A General Phenomenon?</text:p>
      <text:p text:style-name="P10"/>
      <text:p text:style-name="P23">Concurrent measurement of perceived speed and speed discrimination threshold using the method of single stimuli</text:p>
      <text:p text:style-name="P15">increases in contrast increased perceived velocity at low standard speeds (0.5°/s) but not at high.</text:p>
      <text:p text:style-name="P15"/>
      <text:p text:style-name="P16">The effects of perceived speed were less pronounced when the stimuli to be compared were presented sequentially rather than concurrently. Subsequently, Thompson,</text:p>
      <text:p text:style-name="P16"><text:soft-page-break/>Stone and Swash (1996) found the effect of contrast on perceived speed largely unchanged with gaps of up to 5 s between standard and test stimuli.</text:p>
      <text:p text:style-name="P16"/>
      <text:p text:style-name="P17">perceived speed of motion even though such surrounds have been shown to influence the perceived contrast of spatial patterns (Chubb, Sperling &amp; Solomon, 1989).</text:p>
      <text:p text:style-name="P19">varier la distance:</text:p>
      <text:p text:style-name="P9"/>
      <text:p text:style-name="P10">VELOCITY AFTER-EFFECTS: THE EFFECTS OF ADAPTATION TO MOVING STIMULI ON THE PERCEPTION OF SUBSEQUENTLY SEEN MOVING STIMULI </text:p>
      <text:p text:style-name="P9"/>
      <text:p text:style-name="P10">Misperceptions of speed for chromatic and luminance grating stimuli</text:p>
      <text:p text:style-name="P9">Perceived speed is also dependent upon the context within which it is viewed. Smith and Derrington (1996) have shown that high speed contrast ‘modifier’ stimuli placed in close proximity to a test stimulus can influence its perceived <text:s/>speed. For example, when the modifiers move faster than the test stimulus, the test is perceived as moving more quickly than its actual speed, and when the modifiers move slower, the test is then perceived as moving more slowly.</text:p>
      <text:p text:style-name="P9"/>
      <text:p text:style-name="P14">how the influence of the modifiers varies as a function of separation from the</text:p>
      <text:p text:style-name="P14">reference stimulus in space and time, respectively.</text:p>
      <text:p text:style-name="P9"/>
      <text:p text:style-name="P18">2<text:tab/>vitesse<text:tab/><text:tab/>= 2</text:p>
      <text:p text:style-name="P9">24<text:tab/>contraste<text:tab/><text:tab/>= 48</text:p>
      <text:p text:style-name="P9">2<text:tab/>distance<text:tab/><text:tab/>= 96</text:p>
      <text:p text:style-name="P9"/>
      <text:p text:style-name="P9"><text:tab/>1 <text:tab/>réplication<text:tab/><text:tab/>= 96<text:tab/><text:tab/>/12 = 8</text:p>
      <text:p text:style-name="P9"/>
      <text:p text:style-name="P9"><text:tab/>2 <text:tab/>réplication<text:tab/><text:tab/>= 192<text:tab/><text:tab/>/12 = 16</text:p>
      <text:p text:style-name="P9"/>
      <text:p text:style-name="P9"><text:tab/>4 <text:tab/>réplication<text:tab/><text:tab/>= 384<text:tab/><text:tab/>/12 = 32</text:p>
      <text:p text:style-name="P9"/>
      <text:p text:style-name="P18"/>
      <text:p text:style-name="P9"/>
      <text:p text:style-name="P9">function luminanace(r, g, b) {</text:p>
      <text:p text:style-name="P9"><text:s text:c="4"/>var a = [r, g, b].map(function (v) {</text:p>
      <text:p text:style-name="P9"><text:s text:c="8"/>v /= 255;</text:p>
      <text:p text:style-name="P9"><text:s text:c="8"/>return v &lt;= 0.03928</text:p>
      <text:p text:style-name="P9"><text:s text:c="12"/>? v / 12.92</text:p>
      <text:p text:style-name="P9"><text:s text:c="12"/>: Math.pow( (v + 0.055) / 1.055, 2.4 );</text:p>
      <text:p text:style-name="P9"><text:s text:c="4"/>});</text:p>
      <text:p text:style-name="P9"><text:s text:c="4"/>return a[0] * 0.2126 + a[1] * 0.7152 + a[2] * 0.0722;</text:p>
      <text:p text:style-name="P9">}</text:p>
      <text:p text:style-name="P9">function contrast(rgb1, rgb2) {</text:p>
      <text:p text:style-name="P9"><text:s text:c="4"/>return (luminanace(rgb1[0], rgb1[1], rgb1[2]) + 0.05)</text:p>
      <text:p text:style-name="P9"><text:s text:c="9"/>/ (luminanace(rgb2[0], rgb2[1], rgb2[2]) + 0.05);</text:p>
      <text:p text:style-name="P9">}</text:p>
      <text:p text:style-name="P9">contrast([255, 255, 255], [255, 255, 0]); // 1.074 for yellow</text:p>
      <text:p text:style-name="P9"/>
      <text:p text:style-name="P9"/>
      <text:p text:style-name="P9"><text:tab/></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Lucida Sans Unicode', 'Microsoft Sans Serif', 'Segoe UI Symbol', STIXGeneral, 'Cambria Math', 'Arial Unicode MS', sans-serif"/>
    <style:font-face style:name="Lora" svg:font-family="Lora, Palatino, Times, 'Times New Roman', serif"/>
    <style:font-face style:name="Nano" svg:font-family="Nano"/>
    <style:font-face style:name="arial" svg:font-family="arial, helvetica, clean,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05T11:34:44.501528832</dc:date>
    <meta:editing-duration>PT6H12M26S</meta:editing-duration>
    <meta:editing-cycles>18</meta:editing-cycles>
    <meta:generator>LibreOffice/5.1.6.2$Linux_X86_64 LibreOffice_project/10m0$Build-2</meta:generator>
    <meta:document-statistic meta:table-count="0" meta:image-count="0" meta:object-count="0" meta:page-count="8" meta:paragraph-count="89" meta:word-count="1200" meta:character-count="7927" meta:non-whitespace-character-count="6708"/>
  </office:meta>
</office:document-meta>
</file>